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0.2098in" fo:margin-right="-0.2134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-0.2098in" fo:margin-right="-0.2134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left="-0.2098in" fo:margin-right="5.2764in" fo:margin-top="0.2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2.4429in" fo:margin-right="-0.2161in" fo:margin-top="0.0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2.8165in" fo:margin-right="-0.1563in" fo:margin-top="0.02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3.8598in" fo:margin-right="-0.1965in" fo:margin-top="0.0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9965in" fo:margin-right="0.9965in" fo:margin-top="0.21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-0.2098in" fo:margin-right="0.4598in" fo:margin-top="0.22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-0.2098in" fo:margin-right="-0.0693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-0.2098in" fo:margin-right="0.622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-0.2098in" fo:margin-right="0.7264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-0.2098in" fo:margin-right="0.2362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-0.2098in" fo:margin-right="0.2362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-0.2098in" fo:margin-right="0.2693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-0.2098in" fo:margin-right="0.15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-0.2098in" fo:margin-right="0.1264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-0.2098in" fo:margin-right="4.4898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-0.2098in" fo:margin-right="-0.189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-0.2098in" fo:margin-right="-0.1898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-0.2098in" fo:margin-right="-0.192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-0.2098in" fo:margin-right="-0.1862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-0.2098in" fo:margin-right="5.1134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-0.2098in" fo:margin-right="2.072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-0.2098in" fo:margin-right="0.1898in" fo:margin-top="0.47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-0.2098in" fo:margin-right="0.3193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-0.2098in" fo:margin-right="0.1665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-0.2098in" fo:margin-right="0.0862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-0.2098in" fo:margin-right="-0.042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-0.2098in" fo:margin-right="0.9299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-0.2098in" fo:margin-right="-0.0528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-0.2098in" fo:margin-right="4.7563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-0.2098in" fo:margin-right="0.4965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-0.2098in" fo:margin-right="0.1764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-0.2098in" fo:margin-right="0.489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-0.2098in" fo:margin-right="-0.0327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-0.2098in" fo:margin-right="0.379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-0.2098in" fo:margin-right="0.2563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-0.2098in" fo:margin-right="0.059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-0.2098in" fo:margin-right="0.0598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-0.2098in" fo:margin-right="0.4063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-0.2098in" fo:margin-right="-0.1098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-0.2098in" fo:margin-right="1.292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-0.2098in" fo:margin-right="0.2528in" fo:margin-top="0.47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-0.2098in" fo:margin-right="0.879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-0.2098in" fo:margin-right="0.3299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-0.2098in" fo:margin-right="0.0362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-0.2098in" fo:margin-right="0.7665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-0.2098in" fo:margin-right="0.0835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9" style:family="paragraph" style:parent-style-name="Standard">
      <style:paragraph-properties fo:margin-left="-0.2098in" fo:margin-right="0.6063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-0.2098in" fo:margin-right="1.972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-0.2098in" fo:margin-right="0.3429in" fo:margin-top="0.47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2" style:family="paragraph" style:parent-style-name="Standard">
      <style:paragraph-properties fo:margin-left="-0.2098in" fo:margin-right="0.6598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3" style:family="paragraph" style:parent-style-name="Standard">
      <style:paragraph-properties fo:margin-left="-0.2098in" fo:margin-right="0.529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4" style:family="paragraph" style:parent-style-name="Standard">
      <style:paragraph-properties fo:margin-left="-0.2098in" fo:margin-right="-0.159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-0.2098in" fo:margin-right="-0.1362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-0.2098in" fo:margin-right="-0.1362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Standard">
      <style:paragraph-properties fo:margin-left="-0.2098in" fo:margin-right="0.5193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8" style:family="paragraph" style:parent-style-name="Standard">
      <style:paragraph-properties fo:margin-left="-0.2098in" fo:margin-right="0.5665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9" style:family="paragraph" style:parent-style-name="Standard">
      <style:paragraph-properties fo:margin-left="-0.2098in" fo:margin-right="0.2299in" fo:margin-top="0.2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0" style:family="paragraph" style:parent-style-name="Standard">
      <style:paragraph-properties fo:margin-left="-0.2098in" fo:margin-right="-0.1563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1" style:family="paragraph" style:parent-style-name="Standard">
      <style:paragraph-properties fo:margin-left="-0.2098in" fo:margin-right="3.042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2" style:family="paragraph" style:parent-style-name="Standard">
      <style:paragraph-properties fo:margin-left="-0.2098in" fo:margin-right="3.0429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3" style:family="paragraph" style:parent-style-name="Standard">
      <style:paragraph-properties fo:margin-left="-0.2098in" fo:margin-right="3.0193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4" style:family="paragraph" style:parent-style-name="Standard">
      <style:paragraph-properties fo:margin-left="-0.2098in" fo:margin-right="2.8165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5" style:family="paragraph" style:parent-style-name="Standard">
      <style:paragraph-properties fo:margin-left="-0.2098in" fo:margin-right="3.142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6" style:family="paragraph" style:parent-style-name="Standard">
      <style:paragraph-properties fo:margin-left="-0.2098in" fo:margin-right="1.15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7" style:family="paragraph" style:parent-style-name="Standard">
      <style:paragraph-properties fo:margin-left="-0.2098in" fo:margin-right="0.3028in" fo:margin-top="0.47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8" style:family="paragraph" style:parent-style-name="Standard">
      <style:paragraph-properties fo:margin-left="-0.2098in" fo:margin-right="0.1929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9" style:family="paragraph" style:parent-style-name="Standard">
      <style:paragraph-properties fo:margin-left="-0.2098in" fo:margin-right="0.0165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0" style:family="paragraph" style:parent-style-name="Standard">
      <style:paragraph-properties fo:margin-left="-0.2098in" fo:margin-right="-0.0492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1" style:family="paragraph" style:parent-style-name="Standard">
      <style:paragraph-properties fo:margin-left="-0.2098in" fo:margin-right="0.7063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2" style:family="paragraph" style:parent-style-name="Standard">
      <style:paragraph-properties fo:margin-left="-0.2098in" fo:margin-right="0.122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3" style:family="paragraph" style:parent-style-name="Standard">
      <style:paragraph-properties fo:margin-left="-0.2098in" fo:margin-right="-0.0992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4" style:family="paragraph" style:parent-style-name="Standard">
      <style:paragraph-properties fo:margin-left="-0.2098in" fo:margin-right="0.2835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5" style:family="paragraph" style:parent-style-name="Standard">
      <style:paragraph-properties fo:margin-left="-0.2098in" fo:margin-right="3.129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6" style:family="paragraph" style:parent-style-name="Standard">
      <style:paragraph-properties fo:margin-left="-0.1634in" fo:margin-right="0.6193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7" style:family="paragraph" style:parent-style-name="Standard">
      <style:paragraph-properties fo:margin-left="-0.2098in" fo:margin-right="-0.0299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8" style:family="paragraph" style:parent-style-name="Standard">
      <style:paragraph-properties fo:margin-left="-0.2098in" fo:margin-right="2.8028in" fo:margin-top="0.13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9" style:family="paragraph" style:parent-style-name="Standard">
      <style:paragraph-properties fo:margin-left="-0.2098in" fo:margin-right="5.4398in" fo:margin-top="0.47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0" style:family="paragraph" style:parent-style-name="Standard">
      <style:paragraph-properties fo:margin-left="-0.2098in" fo:margin-right="0.7098in" fo:margin-top="0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1" style:family="paragraph" style:parent-style-name="Standard">
      <style:paragraph-properties fo:margin-left="-0.2098in" fo:margin-right="1.5028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2" style:family="paragraph" style:parent-style-name="Standard">
      <style:paragraph-properties fo:margin-left="-0.2098in" fo:margin-right="0.4335in" fo:margin-top="0.2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3" style:family="paragraph" style:parent-style-name="Standard">
      <style:paragraph-properties fo:margin-left="-0.2098in" fo:margin-right="0.1528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4" style:family="paragraph" style:parent-style-name="Standard">
      <style:paragraph-properties fo:margin-left="-0.2098in" fo:margin-right="0.056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5" style:family="paragraph" style:parent-style-name="Standard">
      <style:paragraph-properties fo:margin-left="-0.2098in" fo:margin-right="-0.1965in" fo:margin-top="0.1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6" style:family="paragraph" style:parent-style-name="Standard">
      <style:paragraph-properties fo:margin-left="-0.2098in" fo:margin-right="4.7165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Чт, 26 сен, 19 1 10:35 AM </text:span></text:p>
      <text:p text:style-name="P3"><text:span text:style-name="T1">УДК 796. 674. 09 </text:span></text:p>
      <text:p text:style-name="P4"><text:span text:style-name="T3">Мелешко Карина, </text:span><text:span text:style-name="T2">Студентка 1 курсу фізико-математичного факультету </text:span></text:p>
      <text:p text:style-name="P5"><text:span text:style-name="T2">Південноукраїнського національного педагогічного </text:span></text:p>
      <text:p text:style-name="P6"><text:span text:style-name="T2">університету імені К.Д. Ушинського </text:span></text:p>
      <text:p text:style-name="P7"><text:span text:style-name="T3">Методика викладання алгебри в основній школі </text:span></text:p>
      <text:p text:style-name="P8"><text:span text:style-name="T5">Мета і завдання: </text:span><text:span text:style-name="T6">Головною метою дисципліни є забезпечення глибокого </text:span></text:p>
      <text:p text:style-name="P9"><text:span text:style-name="T6">вивчення студентами психолого-педагогічних і наукових основ курсу математики </text:span></text:p>
      <text:p text:style-name="P10"><text:span text:style-name="T6">для загальноосвітніх навчальних закладів, розуміння методичних ідей і </text:span></text:p>
      <text:p text:style-name="P11"><text:span text:style-name="T6">дидактичних принципів, закладених в них. Завданням даної дисципліни є </text:span></text:p>
      <text:p text:style-name="P12"><text:span text:style-name="T6">вироблення у студентів практичних навичок проведення різних видів занять в </text:span></text:p>
      <text:p text:style-name="P14"><text:span text:style-name="T6">загальноосвітніх навчальних закладах, виховання у майбутніх вчителів вміння </text:span></text:p>
      <text:p text:style-name="P15"><text:span text:style-name="T6">розв’язувати науково-педагогічні проблеми в процесі викладання математики, </text:span></text:p>
      <text:p text:style-name="P16"><text:span text:style-name="T6">формування навичок аналізу процесу навчання.В результаті вивчення даного </text:span></text:p>
      <text:p text:style-name="P17"><text:span text:style-name="T6">курсу студент повинен: </text:span></text:p>
      <text:p text:style-name="P18"><text:span text:style-name="T5">Знати: </text:span><text:span text:style-name="T6">загальні питання методики викладання алгебри, методи навчання </text:span></text:p>
      <text:p text:style-name="P20"><text:span text:style-name="T6">алгебри, загальні методи навчання розв’язуванню алгебраїчних задач, </text:span></text:p>
      <text:p text:style-name="P21"><text:span text:style-name="T6">особливості викладання алгебри в школах і класах з поглибленим вивченням </text:span></text:p>
      <text:p text:style-name="P22"><text:span text:style-name="T6">цього предмету; </text:span></text:p>
      <text:p text:style-name="P18"><text:span text:style-name="T5">Вміти: </text:span><text:span text:style-name="T6">організовувати навчання алгебри, та самостійну роботу при навчанні </text:span></text:p>
      <text:p text:style-name="P19"><text:span text:style-name="T6">учнів алгебри; організовувати навчання розв’язуванню математичних задач та </text:span></text:p>
      <text:p text:style-name="P23"><text:span text:style-name="T6">перевірку знань, умінь і навичок учнів з математики. </text:span></text:p>
      <text:p text:style-name="P24"><text:span text:style-name="T4">Перші відомості про вчення дітей найпростіших обчислень зустрічаються в </text:span></text:p>
      <text:p text:style-name="P25"><text:span text:style-name="T4">джерелах з історії країн Стародавнього Сходу. Великий вплив на розвиток </text:span></text:p>
      <text:p text:style-name="P26"><text:span text:style-name="T4">шкільної математичної освіти справила математична культура Стародавньої </text:span></text:p>
      <text:p text:style-name="P27"><text:soft-page-break/><text:span text:style-name="T4">Греції де вже в 5 столітті до н.е. у зв'язку з розвитком торгівлі, мореплавства, </text:span></text:p>
      <text:p text:style-name="P28"><text:span text:style-name="T4">ремесел у початковій школі вивчалися рахунок, алгебра і практична геометрія. </text:span></text:p>
      <text:p text:style-name="P29"><text:span text:style-name="T4">Зміст навчального предмета алгебри змінюється з часом у зв'язку з </text:span></text:p>
      <text:p text:style-name="P1"><text:span text:style-name="T1">Чт, 26 сен, 19 2 10:35 AM </text:span></text:p>
      <text:p text:style-name="P30"><text:span text:style-name="T4">розширенням цілей освіти, появи нових вимог до шкільної підготовки, зміною </text:span></text:p>
      <text:p text:style-name="P31"><text:span text:style-name="T4">стандартів освіти [1] </text:span></text:p>
      <text:p text:style-name="P32"><text:span text:style-name="T4">Методика викладання алгебри покликана дати відповіді на наступні три </text:span></text:p>
      <text:p text:style-name="P33"><text:span text:style-name="T4">питання: Навіщо треба вчити алгебру? Що треба вивчати? Як треба навчати </text:span></text:p>
      <text:p text:style-name="P34"><text:span text:style-name="T4">алгебри? Передбачений програмою зміст шкільної математичної освіти, </text:span></text:p>
      <text:p text:style-name="P35"><text:span text:style-name="T4">незважаючи на те, що в ньому відбуваютьсязміни, протягом досить тривалого </text:span></text:p>
      <text:p text:style-name="P36"><text:span text:style-name="T4">часу зберігає своє основне ядро. Така стійкість сновного змісту програми </text:span></text:p>
      <text:p text:style-name="P37"><text:span text:style-name="T4">пояснюється тим, що алгебра, набуваючи в своєму розвитку багато нового, </text:span></text:p>
      <text:p text:style-name="P38"><text:span text:style-name="T4">зберігає і всі раніше накопичені наукові знання, не відкидаючи їх як застарілі </text:span></text:p>
      <text:p text:style-name="P40"><text:span text:style-name="T4">або непотрібні. Кожен, хто входить в це "ядро" розділів має свою історію </text:span></text:p>
      <text:p text:style-name="P41"><text:span text:style-name="T4">розвитку як предмет вивчення в середній школі. Питання їх вивчення докладно </text:span></text:p>
      <text:p text:style-name="P42"><text:span text:style-name="T4">розглядаються в спеціальній методиці викладання алгебри [2]. </text:span></text:p>
      <text:p text:style-name="P43"><text:span text:style-name="T4">Будь-який метод навчання, передбачає мету, систему дій, засоби навчання і </text:span></text:p>
      <text:p text:style-name="P44"><text:span text:style-name="T4">намічений результат. Об'єктом і суб'єктом методу навчання є учень. </text:span></text:p>
      <text:p text:style-name="P45"><text:span text:style-name="T4">Дуже рідко який-небудь один метод навчання використовується в чистому </text:span></text:p>
      <text:p text:style-name="P46"><text:span text:style-name="T4">вигляді. Зазвичай викладач поєднує різні методи навчання. Методи в чистому </text:span></text:p>
      <text:p text:style-name="P47"><text:span text:style-name="T4">вигляді застосовують лише у спеціально спланованих навчальних чи </text:span></text:p>
      <text:p text:style-name="P48"><text:span text:style-name="T4">дослідницьких цілях. Проблема методів навчання дозволялася з різних точок </text:span></text:p>
      <text:p text:style-name="P49"><text:span text:style-name="T4">зору: через форми діяльності; через логічні структури та функції форм </text:span></text:p>
      <text:p text:style-name="P50"><text:span text:style-name="T4">діяльності; через характер пізнавальної діяльності. [3] </text:span></text:p>
      <text:p text:style-name="P51"><text:span text:style-name="T4">Форми навчання- види навчальних занять, способи організації навчальної </text:span></text:p>
      <text:p text:style-name="P52"><text:span text:style-name="T4">діяльності школярів, вчителі та учнів, спрямовані на оволодіння учнів </text:span></text:p>
      <text:p text:style-name="P53"><text:soft-page-break/><text:span text:style-name="T4">знаннями, вміннями і навичками, на виховання та розвиток їх у процесі </text:span></text:p>
      <text:p text:style-name="P54"><text:span text:style-name="T4">навчання. Основною формою організації навчально-виховної роботи з учнями в </text:span></text:p>
      <text:p text:style-name="P55"><text:span text:style-name="T4">школі є урок. Урок- логічно закінчений, цілісний, обмежений певними рамками </text:span></text:p>
      <text:p text:style-name="P57"><text:span text:style-name="T4">часу відрізок навчально-виховного процесу, де представлені всі основні </text:span></text:p>
      <text:p text:style-name="P58"><text:span text:style-name="T4">елементи цього процесу(цілі, зміст, засоби, методи, форми організації). </text:span></text:p>
      <text:p text:style-name="P1"><text:span text:style-name="T1">Чт, 26 сен, 19 3 10:35 AM </text:span></text:p>
      <text:p text:style-name="P59"><text:span text:style-name="T4">Урок- форма організації діяльності вчителя та учнів у певний відрізок часу. </text:span></text:p>
      <text:p text:style-name="P13"><text:span text:style-name="T4">Урок - це заняття з класом учнів, тривалістю 40-45 хвилин. Кількість таких </text:span></text:p>
      <text:p text:style-name="P60"><text:span text:style-name="T4">занять визначаєнавчальний школи а їх зміст - держстандарт і шкільні програми. </text:span></text:p>
      <text:p text:style-name="P61"><text:span text:style-name="T4">Виділяють чотири основних типи уроків: </text:span></text:p>
      <text:p text:style-name="P63"><text:span text:style-name="T4">- Урок ознайомлення з новим матеріалом; </text:span></text:p>
      <text:p text:style-name="P64"><text:span text:style-name="T4">- Урок по закріпленню вивченого матеріалу; </text:span></text:p>
      <text:p text:style-name="P65"><text:span text:style-name="T4">- Урок перевірки знань, умінь і навичок; </text:span></text:p>
      <text:p text:style-name="P66"><text:span text:style-name="T4">- Урок з систематизації та узагальнення вивченого матеріалу. [4] </text:span></text:p>
      <text:p text:style-name="P67"><text:span text:style-name="T4">Численні факти спостереження педагогів і психологів, пов'язані з уроками </text:span></text:p>
      <text:p text:style-name="P68"><text:span text:style-name="T4">алгебри, свідчать про те, що в педагогічній практиці виробленню в кожного </text:span></text:p>
      <text:p text:style-name="P56"><text:span text:style-name="T4">учня необхідних навичок самоконтролю приділяється вкрай недостатньо уваги, </text:span></text:p>
      <text:p text:style-name="P69"><text:span text:style-name="T4">а нерідко вона просто відсутня. У той час як і при відмінних знаннях теорії та </text:span></text:p>
      <text:p text:style-name="P39"><text:span text:style-name="T4">вмінні застосовувати її не можна повністю захистити себе від помилок. Тому, </text:span></text:p>
      <text:p text:style-name="P70"><text:span text:style-name="T4">учні, навіть знаючи як слід контролювати себе, не завжди дотримуються цього </text:span></text:p>
      <text:p text:style-name="P71"><text:span text:style-name="T4">самоконтролю. Тому вони потребують спеціального спонукання, щоб </text:span></text:p>
      <text:p text:style-name="P72"><text:span text:style-name="T4">самоконтроль мав місце серед їх навчальної роботи, щоб вони зверталися до </text:span></text:p>
      <text:p text:style-name="P73"><text:span text:style-name="T4">способів дії, зверталися до зразка дії. Отже, треба вчити учнів Володіти собою. </text:span></text:p>
      <text:p text:style-name="P74"><text:span text:style-name="T4">Викладання алгебри не може стояти на належному рівні, а знання учнів не </text:span></text:p>
      <text:p text:style-name="P69"><text:span text:style-name="T4">будуть достатньо повними і міцними, якщо в роботі вчителя відсутня система </text:span></text:p>
      <text:p text:style-name="P75"><text:span text:style-name="T4">повторюючих та узагальнюючих уроків. </text:span></text:p>
      <text:p text:style-name="P76"><text:soft-page-break/><text:span text:style-name="T4">Тільки після повторення можна приходити до логічних висновків. Без </text:span></text:p>
      <text:p text:style-name="P77"><text:span text:style-name="T4">повторення неможливо, розкрити сутність речей і явищ, їх розвиток. Не дарма </text:span></text:p>
      <text:p text:style-name="P78"><text:span text:style-name="T4">кажуть: «Повторення — мати навчання». [5] </text:span></text:p>
      <text:p text:style-name="P79"><text:span text:style-name="T3">Література: </text:span></text:p>
      <text:p text:style-name="P80"><text:span text:style-name="T2">[1] Колягін Ю.М., Луканкін Г.Л., Мокрушина Є.Л. та інші. Методика викладання </text:span></text:p>
      <text:p text:style-name="P81"><text:span text:style-name="T2">математики в середній школі. Приватні методики / М., Освіта, 1997 </text:span></text:p>
      <text:p text:style-name="P1"><text:span text:style-name="T1">Чт, 26 сен, 19 4 10:35 AM </text:span></text:p>
      <text:p text:style-name="P82"><text:span text:style-name="T2">[2], [3]. Єпішева О.Б. Загальна методика викладання математики в середній школі / </text:span></text:p>
      <text:p text:style-name="P62"><text:span text:style-name="T2">Тобольськ, Вид-во ТГПІ ім. Д.І.Менделєєва, 1997 </text:span></text:p>
      <text:p text:style-name="P83"><text:span text:style-name="T2">[4] Новосельцева З.І. Розгорнуті плани лекцій та навчальні завдання для удентов з курсу </text:span></text:p>
      <text:p text:style-name="P84"><text:span text:style-name="T2">"Теоретичні основи навчання математики" / С.-Петербург, Вид-во "Освіта", РГПУ, 1997 </text:span></text:p>
      <text:p text:style-name="P85"><text:span text:style-name="T2">[5] Черкасов Р.С., Столяр А.А. Методика викладання математики в середній школі / Москва, </text:span></text:p>
      <text:p text:style-name="P86"><text:span text:style-name="T2">Вид-во "Просвіта", 1985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0" meta:word-count="773" meta:character-count="5728" meta:non-whitespace-character-count="4954"/>
    <meta:generator>LibreOfficeDev/6.0.5.2$Linux_X86_64 LibreOffice_project/</meta:generator>
  </office:meta>
</office:document-meta>
</file>